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text-properties fo:color="#5B9BD5"/>
    </style:style>
    <style:style style:name="ce3" style:family="table-cell" style:parent-style-name="Default" style:data-style-name="N0">
      <style:text-properties fo:font-size="12pt" style:font-size-asian="12pt" style:font-size-complex="12pt" fo:font-weight="bold" style:font-weight-asian="bold" style:font-weight-complex="bold"/>
    </style:style>
    <style:style style:name="ce4" style:family="table-cell" style:parent-style-name="Lien_32_hypertexte" style:data-style-name="N0">
      <style:table-cell-properties style:vertical-align="automatic" fo:background-color="transparent"/>
      <style:text-properties fo:color="#000000" style:text-underline-style="none" style:text-underline-type="none"/>
    </style:style>
    <style:style style:name="ce5" style:family="table-cell" style:parent-style-name="Default" style:data-style-name="N0">
      <style:table-cell-properties style:vertical-align="automatic"/>
    </style:style>
    <style:style style:name="ce6" style:family="table-cell" style:parent-style-name="Default" style:data-style-name="N0">
      <style:table-cell-properties style:vertical-align="automatic" fo:wrap-option="wrap"/>
    </style:style>
    <style:style style:name="ce7" style:family="table-cell" style:parent-style-name="Default" style:data-style-name="N0">
      <style:table-cell-properties style:vertical-align="automatic" fo:background-color="#5B9BD5" style:repeat-content="false"/>
      <style:paragraph-properties fo:text-align="center"/>
    </style:style>
    <style:style style:name="co1" style:family="table-column">
      <style:table-column-properties fo:break-before="auto" style:column-width="7.09083333333333cm"/>
    </style:style>
    <style:style style:name="co2" style:family="table-column">
      <style:table-column-properties fo:break-before="auto" style:column-width="3.730625cm"/>
    </style:style>
    <style:style style:name="co3" style:family="table-column">
      <style:table-column-properties fo:break-before="auto" style:column-width="5.13291666666667cm"/>
    </style:style>
    <style:style style:name="co4" style:family="table-column">
      <style:table-column-properties fo:break-before="auto" style:column-width="3.70416666666667cm"/>
    </style:style>
    <style:style style:name="co5" style:family="table-column">
      <style:table-column-properties fo:break-before="auto" style:column-width="4.57729166666667cm"/>
    </style:style>
    <style:style style:name="co6" style:family="table-column">
      <style:table-column-properties fo:break-before="auto" style:column-width="4.55083333333333cm"/>
    </style:style>
    <style:style style:name="co7" style:family="table-column">
      <style:table-column-properties fo:break-before="auto" style:column-width="3.04270833333333cm"/>
    </style:style>
    <style:style style:name="co8" style:family="table-column">
      <style:table-column-properties fo:break-before="auto" style:column-width="2.11666666666667cm"/>
    </style:style>
    <style:style style:name="co9" style:family="table-column">
      <style:table-column-properties fo:break-before="auto" style:column-width="2.32833333333333cm"/>
    </style:style>
    <style:style style:name="ro1" style:family="table-row">
      <style:table-row-properties style:row-height="15pt" style:use-optimal-row-height="true" fo:break-before="auto"/>
    </style:style>
    <style:style style:name="ro2" style:family="table-row">
      <style:table-row-properties style:row-height="15.75pt" style:use-optimal-row-height="true" fo:break-before="auto"/>
    </style:style>
    <style:style style:name="ro3" style:family="table-row">
      <style:table-row-properties style:row-height="14.1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false" table:use-regular-expressions="false" table:automatic-find-labels="false"/>
      <table:table table:name="Feuil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number-columns-repeated="1017" table:default-cell-style-name="ce1"/>
        <table:table-column table:style-name="co9" table:number-columns-repeated="15360" table:default-cell-style-name="ce1"/>
        <table:table-row table:style-name="ro1">
          <table:table-cell office:value-type="string" table:number-columns-spanned="7" table:number-rows-spanned="1" table:style-name="ce7">
            <text:p>FILMS</text:p>
          </table:table-cell>
          <table:covered-table-cell table:number-columns-repeated="6"/>
          <table:table-cell table:number-columns-repeated="6" table:style-name="ce2"/>
          <table:table-cell table:number-columns-repeated="16371"/>
        </table:table-row>
        <table:table-row table:style-name="ro2">
          <table:table-cell office:value-type="string" table:style-name="ce3">
            <text:p>Titre</text:p>
          </table:table-cell>
          <table:table-cell office:value-type="string" table:style-name="ce3">
            <text:p>Réalisateur(s)</text:p>
          </table:table-cell>
          <table:table-cell office:value-type="string" table:style-name="ce3">
            <text:p>Acteurs Principaux</text:p>
          </table:table-cell>
          <table:table-cell office:value-type="string" table:style-name="ce3">
            <text:p>Année de Sortie</text:p>
          </table:table-cell>
          <table:table-cell office:value-type="string" table:style-name="ce3">
            <text:p>Synopsis</text:p>
          </table:table-cell>
          <table:table-cell office:value-type="string" table:style-name="ce3">
            <text:p>Héros Présents</text:p>
          </table:table-cell>
          <table:table-cell office:value-type="string" table:style-name="ce3">
            <text:p>Note sur 5</text:p>
          </table:table-cell>
          <table:table-cell table:number-columns-repeated="16377" table:style-name="ce1"/>
        </table:table-row>
        <table:table-row table:style-name="ro1">
          <table:table-cell office:value-type="string" table:style-name="ce4">
            <text:p>AntMan</text:p>
          </table:table-cell>
          <table:table-cell office:value-type="string" table:style-name="ce1">
            <text:p>Peyton Reed</text:p>
          </table:table-cell>
          <table:table-cell office:value-type="string" table:style-name="ce1">
            <text:p>Paul Rudd, Evangeline Lilly, Corey Stoll</text:p>
          </table:table-cell>
          <table:table-cell office:value-type="float" office:value="2015" table:style-name="ce1">
            <text:p>2015</text:p>
          </table:table-cell>
          <table:table-cell office:value-type="string" table:style-name="ce1">
            <text:p>Scott Lang, cambrioleur de haut vol, va devoir apprendre à se comporter en héros et aider son mentor, le Dr Hank Pym, à protéger le secret de son spectaculaire costume d’Ant-Man, afin d’affronter une effroyable menace…</text:p>
          </table:table-cell>
          <table:table-cell office:value-type="string" table:style-name="ce1">
            <text:p>Ant Man</text:p>
          </table:table-cell>
          <table:table-cell office:value-type="float" office:value="4" table:style-name="ce1">
            <text:p>4</text:p>
          </table:table-cell>
          <table:table-cell table:number-columns-repeated="16377" table:style-name="ce1"/>
        </table:table-row>
        <table:table-row table:style-name="ro1">
          <table:table-cell office:value-type="string" table:style-name="ce4">
            <text:p>Avengers</text:p>
          </table:table-cell>
          <table:table-cell office:value-type="string" table:style-name="ce1">
            <text:p>Joss Whedon</text:p>
          </table:table-cell>
          <table:table-cell office:value-type="string" table:style-name="ce1">
            <text:p>Robert Downey Jr.,Chris Evans,Mark Ruffalo,Scarlett Johansson,Chris Hemsworth</text:p>
          </table:table-cell>
          <table:table-cell office:value-type="float" office:value="2012" table:style-name="ce1">
            <text:p>2012</text:p>
          </table:table-cell>
          <table:table-cell office:value-type="string" table:style-name="ce5">
            <text:p>Lorsque Nick Fury, le directeur du S.H.I.E.L.D., l'organisation qui préserve la paix au plan mondial, cherche à former une équipe de choc pour empêcher la destruction du monde, Iron Man, Hulk, Thor, Captain America, Hawkeye et Black Widow répondent présents.</text:p>
            <text:p>Les Avengers ont beau constituer la plus fantastique des équipes, il leur reste encore à apprendre à travailler ensemble, et non les uns contre les autres, d'autant que le redoutable Loki a réussi à accéder au Cube Cosmique et à son pouvoir illimité...</text:p>
          </table:table-cell>
          <table:table-cell office:value-type="string" table:style-name="ce5">
            <text:p>Captain America, Thor, Hulk, Iron Man, La Veuve Noire</text:p>
          </table:table-cell>
          <table:table-cell office:value-type="float" office:value="4" table:style-name="ce1">
            <text:p>4</text:p>
          </table:table-cell>
          <table:table-cell table:number-columns-repeated="16377" table:style-name="ce1"/>
        </table:table-row>
        <table:table-row table:style-name="ro1">
          <table:table-cell office:value-type="string" table:style-name="ce4">
            <text:p>Avengers 2</text:p>
          </table:table-cell>
          <table:table-cell office:value-type="string" table:style-name="ce1">
            <text:p>Joss Whedon</text:p>
          </table:table-cell>
          <table:table-cell office:value-type="string" table:style-name="ce1">
            <text:p>Robert Downey Jr.,Chris Evans,Mark Ruffalo,Scarlett Johansson,Chris Hemsworth</text:p>
          </table:table-cell>
          <table:table-cell office:value-type="float" office:value="2015" table:style-name="ce1">
            <text:p>2015</text:p>
          </table:table-cell>
          <table:table-cell office:value-type="string" table:style-name="ce5">
            <text:p>Alors que Tony Stark tente de relancer un programme de maintien de la paix jusque-là suspendu, les choses tournent mal et les super-héros Iron Man, Captain America, Thor, Hulk, Black Widow et Hawkeye vont devoir à nouveau unir leurs forces pour combattre le plus puissant de leurs adversaires : le terrible Ultron, un être technologique terrifiant qui s’est juré d’éradiquer l’espèce humaine.</text:p>
            <text:p>Afin d’empêcher celui-ci d’accomplir ses sombres desseins, des alliances inattendues se scellent, les entraînant dans une incroyable aventure et une haletante course contre le temps…</text:p>
          </table:table-cell>
          <table:table-cell office:value-type="string" table:style-name="ce5">
            <text:p>Captain America, Thor, Hulk, Iron Man, La Veuve Noire, La Sorcière Rouge, Vision</text:p>
          </table:table-cell>
          <table:table-cell office:value-type="float" office:value="4" table:style-name="ce1">
            <text:p>4</text:p>
          </table:table-cell>
          <table:table-cell table:number-columns-repeated="16377" table:style-name="ce1"/>
        </table:table-row>
        <table:table-row table:style-name="ro1">
          <table:table-cell office:value-type="string" table:style-name="ce4">
            <text:p>Batman</text:p>
          </table:table-cell>
          <table:table-cell office:value-type="string" table:style-name="ce1">
            <text:p>Tim Burton</text:p>
          </table:table-cell>
          <table:table-cell office:value-type="string" table:style-name="ce1">
            <text:p>Michael Keaton,Kim Basinger,Jack Nicholson</text:p>
          </table:table-cell>
          <table:table-cell office:value-type="float" office:value="1989" table:style-name="ce1">
            <text:p>1989</text:p>
          </table:table-cell>
          <table:table-cell office:value-type="string" table:style-name="ce5">
            <text:p>Le célèbre et impitoyable justicier, Batman, est de retour. Plus beau, plus fort et plus dépoussiéré que jamais, il s'apprête à nettoyer Gotham City et à affronter le terrible Joker…</text:p>
          </table:table-cell>
          <table:table-cell office:value-type="string" table:style-name="ce5">
            <text:p>Batman</text:p>
          </table:table-cell>
          <table:table-cell office:value-type="float" office:value="4" table:style-name="ce1">
            <text:p>4</text:p>
          </table:table-cell>
          <table:table-cell table:number-columns-repeated="16377" table:style-name="ce1"/>
        </table:table-row>
        <table:table-row table:style-name="ro1">
          <table:table-cell office:value-type="string" table:style-name="ce4">
            <text:p>Batman Begins</text:p>
          </table:table-cell>
          <table:table-cell office:value-type="string" table:style-name="ce1">
            <text:p>Christopher Nolan</text:p>
          </table:table-cell>
          <table:table-cell office:value-type="string" table:style-name="ce1">
            <text:p>Christian Bale, Katie Holmes,Michael Caine</text:p>
          </table:table-cell>
          <table:table-cell office:value-type="float" office:value="2005" table:style-name="ce1">
            <text:p>2005</text:p>
          </table:table-cell>
          <table:table-cell office:value-type="string" table:style-name="ce5">
            <text:p>Comment un homme seul peut-il changer le monde ? Telle est la question qui hante Bruce Wayne depuis cette nuit tragique où ses parents furent abattus sous ses yeux, dans une ruelle de Gotham City. Torturé par un profond sentiment de colère et de culpabilité, le jeune héritier de cette richissime famille fuit Gotham pour un long et discret voyage à travers le monde. Le but de ses pérégrinations : sublimer sa soif de vengeance en trouvant de nouveaux moyens de lutter contre l'injustice.</text:p>
          </table:table-cell>
          <table:table-cell office:value-type="string" table:style-name="ce5">
            <text:p>Batman</text:p>
          </table:table-cell>
          <table:table-cell office:value-type="float" office:value="4" table:style-name="ce1">
            <text:p>4</text:p>
          </table:table-cell>
          <table:table-cell table:number-columns-repeated="16377" table:style-name="ce1"/>
        </table:table-row>
        <table:table-row table:style-name="ro1">
          <table:table-cell office:value-type="string" table:style-name="ce4">
            <text:p>Batman et Robin</text:p>
          </table:table-cell>
          <table:table-cell office:value-type="string" table:style-name="ce1">
            <text:p>Joel Schumacher</text:p>
          </table:table-cell>
          <table:table-cell office:value-type="string" table:style-name="ce1">
            <text:p>George Clooney, Arnold Schwarzenegger, Chris O'Donnell</text:p>
          </table:table-cell>
          <table:table-cell office:value-type="float" office:value="1997" table:style-name="ce1">
            <text:p>1997</text:p>
          </table:table-cell>
          <table:table-cell office:value-type="string" table:style-name="ce5">
            <text:p>Dans cette nouvelle aventure, Batman aura bien besoin de son audacieux partenaire Robin, juché sur sa fringante moto turbo. En effet, le glacial M. Freeze fait régner une vague de froid polaire sur Gotham City avec la complicité de la belle et vénéneuse Poison Ivy, au baiser mortel et aux formes sinueuses, qui rêve de soumettre le monde au pouvoir des femmes-fleurs.</text:p>
          </table:table-cell>
          <table:table-cell office:value-type="string" table:style-name="ce5">
            <text:p>Batman, Robin</text:p>
          </table:table-cell>
          <table:table-cell office:value-type="float" office:value="1" table:style-name="ce1">
            <text:p>1</text:p>
          </table:table-cell>
          <table:table-cell table:number-columns-repeated="16377" table:style-name="ce1"/>
        </table:table-row>
        <table:table-row table:style-name="ro1">
          <table:table-cell office:value-type="string" table:style-name="ce4">
            <text:p>Batman Forever</text:p>
          </table:table-cell>
          <table:table-cell office:value-type="string" table:style-name="ce1">
            <text:p>Joel Schumacher</text:p>
          </table:table-cell>
          <table:table-cell office:value-type="string" table:style-name="ce1">
            <text:p>Val Kilmer,Tommy Lee Jones, Jim Carrey</text:p>
          </table:table-cell>
          <table:table-cell office:value-type="float" office:value="1995" table:style-name="ce1">
            <text:p>1995</text:p>
          </table:table-cell>
          <table:table-cell office:value-type="string" table:style-name="ce5">
            <text:p>Nul ne sait que Bruce Wayne, le patron d'un vaste et puissant consortium, l'homme le plus riche des Etats-Unis, revêt chaque nuit la combinaison et le masque de cuir de Batman pour voler au secours de ses concitoyens injustement opprimés. Personne, hormis son fidèle maître d'hôtel Alfred et son vieil ami, le commissaire Gordon</text:p>
          </table:table-cell>
          <table:table-cell office:value-type="string" table:style-name="ce5">
            <text:p>Batman</text:p>
          </table:table-cell>
          <table:table-cell office:value-type="float" office:value="2" table:style-name="ce1">
            <text:p>2</text:p>
          </table:table-cell>
          <table:table-cell table:number-columns-repeated="16377" table:style-name="ce1"/>
        </table:table-row>
        <table:table-row table:style-name="ro1">
          <table:table-cell office:value-type="string" table:style-name="ce4">
            <text:p>Batman Le Défi</text:p>
          </table:table-cell>
          <table:table-cell office:value-type="string" table:style-name="ce1">
            <text:p>Tim Burton</text:p>
          </table:table-cell>
          <table:table-cell office:value-type="string" table:style-name="ce1">
            <text:p>Michael Keaton, Michelle Pfeiffer,Danny DeVito</text:p>
          </table:table-cell>
          <table:table-cell office:value-type="float" office:value="1992" table:style-name="ce1">
            <text:p>1992</text:p>
          </table:table-cell>
          <table:table-cell office:value-type="string" table:style-name="ce5">
            <text:p>Non seulement Batman doit affronter le Pingouin, monstre génétique doté d'une intelligence à toute épreuve, qui sème la terreur mais, plus difficile encore, il doit faire face à la séduction de deux super-femmes, la douce Selina Kyle et la féline Catwoman qui va lui donner bien du fil a retordre. Si Bruce Wayne apprécie Selina, Batman n'est pas insensible au charme de Catwoman.</text:p>
          </table:table-cell>
          <table:table-cell office:value-type="string" table:style-name="ce5">
            <text:p>Batman</text:p>
          </table:table-cell>
          <table:table-cell office:value-type="float" office:value="4" table:style-name="ce1">
            <text:p>4</text:p>
          </table:table-cell>
          <table:table-cell table:number-columns-repeated="16377" table:style-name="ce1"/>
        </table:table-row>
        <table:table-row table:style-name="ro1">
          <table:table-cell office:value-type="string" table:style-name="ce1">
            <text:p>Batman V Superman</text:p>
          </table:table-cell>
          <table:table-cell office:value-type="string" table:style-name="ce1">
            <text:p>Zack Snyder</text:p>
          </table:table-cell>
          <table:table-cell office:value-type="string" table:style-name="ce1">
            <text:p>Ben Affleck, Henry Cavill, Jesse Eisenberg</text:p>
          </table:table-cell>
          <table:table-cell office:value-type="float" office:value="2016" table:style-name="ce1">
            <text:p>2016</text:p>
          </table:table-cell>
          <table:table-cell office:value-type="string" table:style-name="ce5">
            <text:p>Craignant que Superman n'abuse de sa toute-puissance, le Chevalier noir décide de l'affronter : le monde a-t-il davantage besoin d'un super-héros aux pouvoirs sans limite ou d'un justicier à la force redoutable mais d'origine humaine ? Pendant ce temps-là, une terrible menace se profile à l'horizon…</text:p>
          </table:table-cell>
          <table:table-cell office:value-type="string" table:style-name="ce5">
            <text:p>Batman, Superman, Wonderwoman</text:p>
          </table:table-cell>
          <table:table-cell office:value-type="float" office:value="4" table:style-name="ce1">
            <text:p>4</text:p>
          </table:table-cell>
          <table:table-cell table:number-columns-repeated="16377" table:style-name="ce1"/>
        </table:table-row>
        <table:table-row table:style-name="ro1">
          <table:table-cell office:value-type="string" table:style-name="ce1">
            <text:p>Captain America : Civil War</text:p>
          </table:table-cell>
          <table:table-cell office:value-type="string" table:style-name="ce1">
            <text:p>Anthony Russo, Joe Russo</text:p>
          </table:table-cell>
          <table:table-cell office:value-type="string" table:style-name="ce1">
            <text:p>Robert Downey Jr.,Chris Evans,Mark Ruffalo,Scarlett Johansson,Chris Hemsworth</text:p>
          </table:table-cell>
          <table:table-cell table:style-name="ce1"/>
          <table:table-cell office:value-type="string" table:style-name="ce5">
            <text:p>Steve Rogers est désormais à la tête des Avengers, dont la mission est de protéger l'humanité. À la suite d'une de leurs interventions qui a causé d'importants dégâts collatéraux, le gouvernement décide de mettre en place un organisme de commandement et de supervision.<text:s/></text:p>
            <text:p>Cette nouvelle donne provoque une scission au sein de l'équipe : Steve Rogers reste attaché à sa liberté de s'engager sans ingérence gouvernementale, tandis que d'autres se rangent derrière Tony Stark, qui contre toute attente, décide de se soumettre au gouvernement...</text:p>
          </table:table-cell>
          <table:table-cell office:value-type="string" table:style-name="ce5">
            <text:p>Captain America, Thor, Hulk, Iron Man, La Veuve Noire, Spiderman, Vision, Ant Man</text:p>
          </table:table-cell>
          <table:table-cell office:value-type="float" office:value="4" table:style-name="ce1">
            <text:p>4</text:p>
          </table:table-cell>
          <table:table-cell table:number-columns-repeated="16377" table:style-name="ce1"/>
        </table:table-row>
        <table:table-row table:style-name="ro1">
          <table:table-cell office:value-type="string" table:style-name="ce1">
            <text:p>Captain America : First Avengers</text:p>
          </table:table-cell>
          <table:table-cell office:value-type="string" table:style-name="ce1">
            <text:p>Joe Johnston</text:p>
          </table:table-cell>
          <table:table-cell office:value-type="string" table:style-name="ce1">
            <text:p>Chris Evans, Hayley Atwell, Sebastian Stan</text:p>
          </table:table-cell>
          <table:table-cell office:value-type="float" office:value="2011" table:style-name="ce1">
            <text:p>2011</text:p>
          </table:table-cell>
          <table:table-cell office:value-type="string" table:style-name="ce5">
            <text:p>Captain America: First Avenger nous plonge dans les premières années de l’univers Marvel. Steve Rogers, frêle et timide, se porte volontaire pour participer à un programme expérimental qui va le transformer en un Super Soldat connu sous le nom de Captain America. Allié à Bucky Barnes et Peggy Carter, il sera confronté à la diabolique organisation HYDRA dirigée par le redoutable Red Skull.</text:p>
          </table:table-cell>
          <table:table-cell office:value-type="string" table:style-name="ce5">
            <text:p>Captain America</text:p>
          </table:table-cell>
          <table:table-cell office:value-type="float" office:value="4" table:style-name="ce1">
            <text:p>4</text:p>
          </table:table-cell>
          <table:table-cell table:number-columns-repeated="16377" table:style-name="ce1"/>
        </table:table-row>
        <table:table-row table:style-name="ro3">
          <table:table-cell office:value-type="string" table:style-name="ce1">
            <text:p>Captain America : Le Soldat de l'Hiver</text:p>
          </table:table-cell>
          <table:table-cell office:value-type="string" table:style-name="ce1">
            <text:p>Anthony Russo, Joe Russo</text:p>
          </table:table-cell>
          <table:table-cell office:value-type="string" table:style-name="ce1">
            <text:p>Chris Evans, Scarlett Johansson, Anthony Mackie</text:p>
          </table:table-cell>
          <table:table-cell office:value-type="float" office:value="2014" table:style-name="ce1">
            <text:p>2014</text:p>
          </table:table-cell>
          <table:table-cell office:value-type="string" table:style-name="ce5">
            <text:p>Après les événements cataclysmiques de New York de The Avengers, Steve Rogers aka Captain America vit tranquillement à Washington, D.C. et essaye de s'adapter au monde moderne. Mais quand un collègue du S.H.I.E.L.D. est attaqué, Steve se retrouve impliqué dans un réseau d'intrigues qui met le monde en danger. S'associant à Black Widow, Captain America lutte pour dénoncer une conspiration grandissante, tout en repoussant des tueurs professionnels envoyés pour le faire taire. Quand l'étendue du plan maléfique est révélée, Captain America et Black Widow sollicite l'aide d'un nouvel allié, le Faucon. Cependant, ils se retrouvent bientôt face à un inattendu et redoutable ennemi - le Soldat de l'Hiver.</text:p>
          </table:table-cell>
          <table:table-cell office:value-type="string" table:style-name="ce5">
            <text:p>Captain America, La Veuve Noire</text:p>
          </table:table-cell>
          <table:table-cell office:value-type="float" office:value="4" table:style-name="ce1">
            <text:p>4</text:p>
          </table:table-cell>
          <table:table-cell table:number-columns-repeated="16377" table:style-name="ce1"/>
        </table:table-row>
        <table:table-row table:style-name="ro3">
          <table:table-cell office:value-type="string" table:style-name="ce1">
            <text:p>Catwoman</text:p>
          </table:table-cell>
          <table:table-cell office:value-type="string" table:style-name="ce1">
            <text:p>Pitof</text:p>
          </table:table-cell>
          <table:table-cell office:value-type="string" table:style-name="ce1">
            <text:p>Halle Berry, Benjamin Bratt, Sharon Stone</text:p>
          </table:table-cell>
          <table:table-cell office:value-type="float" office:value="2004" table:style-name="ce1">
            <text:p>2004</text:p>
          </table:table-cell>
          <table:table-cell office:value-type="string" table:style-name="ce6">
            <text:p>Patience Philips est une artiste douée, mais maladivement timide, qui se contente d'un modeste emploi de dessinatrice publicitaire au sein du conglomérat Hedare Beauty que dirigent le tyrannique George Hedare et sa femme, le légendaire top model Laurel. Cette société se prépare à lancer "LE" cosmétique miracle censé procurer aux femmes un visage et un corps à jamais immaculés.</text:p>
            <text:p>Patience découvre que le produit ne possède aucune de ces vertus, mais est froidement tuée par ses patrons avant d'avoir pu dénoncer l'imposture. Tout n'est pas perdu, cependant, car celle-ci ressuscite sous l'emprise d'une force mystérieuse. Elle se réincarne, magnifiée, en une femme féline, sensuelle, d'une agilité et d'une force surhumaines : Catwoman... Libérée de ses complexes, celle-ci commence par régler quelques comptes et s'offrir certains plaisirs trop longtemps négligés...</text:p>
          </table:table-cell>
          <table:table-cell office:value-type="string" table:style-name="ce5">
            <text:p>Catwoman</text:p>
          </table:table-cell>
          <table:table-cell office:value-type="float" office:value="2" table:style-name="ce1">
            <text:p>2</text:p>
          </table:table-cell>
          <table:table-cell table:number-columns-repeated="16377" table:style-name="ce1"/>
        </table:table-row>
        <table:table-row table:style-name="ro3">
          <table:table-cell office:value-type="string" table:style-name="ce1">
            <text:p>Daredevil</text:p>
          </table:table-cell>
          <table:table-cell office:value-type="string" table:style-name="ce1">
            <text:p>Mark Steven Johnson</text:p>
          </table:table-cell>
          <table:table-cell office:value-type="string" table:style-name="ce1">
            <text:p>Ben Affleck, Michael Clarke Duncan, Jennifer Garner</text:p>
          </table:table-cell>
          <table:table-cell office:value-type="float" office:value="2003" table:style-name="ce1">
            <text:p>2003</text:p>
          </table:table-cell>
          <table:table-cell office:value-type="string" table:style-name="ce6">
            <text:p>Avocat le jour, super-héros la nuit, Matt Murdoch possède une ouïe, un odorat, une force et une agilité incroyablement développés. Bien qu'il soit aveugle, son sens radar lui permet de se diriger et d'éviter le moindre obstacle. Inlassablement, cet être torturé arpente les rues de New York à la poursuite de criminels en tout genre qu'il ne peut punir au tribunal.</text:p>
            <text:p>Daredevil aura à affronter Kingpin, alias Le Caïd, qui dirige d'une main de fer la mafia new-yorkaise, ainsi que son homme de main Bullseye, alias Le Tireur.</text:p>
          </table:table-cell>
          <table:table-cell office:value-type="string" table:style-name="ce5">
            <text:p>Daredevil, Elektra</text:p>
          </table:table-cell>
          <table:table-cell office:value-type="float" office:value="2" table:style-name="ce1">
            <text:p>2</text:p>
          </table:table-cell>
          <table:table-cell table:number-columns-repeated="16377" table:style-name="ce1"/>
        </table:table-row>
        <table:table-row table:style-name="ro3">
          <table:table-cell office:value-type="string" table:style-name="ce1">
            <text:p>Deadpool</text:p>
          </table:table-cell>
          <table:table-cell office:value-type="string" table:style-name="ce1">
            <text:p>Tim Miller</text:p>
          </table:table-cell>
          <table:table-cell office:value-type="string" table:style-name="ce1">
            <text:p>Ryan Reynolds, Morena Baccarin,Ed Skrein</text:p>
          </table:table-cell>
          <table:table-cell office:value-type="float" office:value="2016" table:style-name="ce1">
            <text:p>2016</text:p>
          </table:table-cell>
          <table:table-cell office:value-type="string" table:style-name="ce5">
            <text:p>Deadpool, est l'anti-héros le plus atypique de l'univers Marvel. A l'origine, il s'appelle Wade Wilson : un ancien militaire des Forces Spéciales devenu mercenaire. Après avoir subi une expérimentation hors norme qui va accélérer ses pouvoirs de guérison, il va devenir Deadpool. Armé de ses nouvelles capacités et d'un humour noir survolté, Deadpool va traquer l'homme qui a bien failli anéantir sa vie.</text:p>
          </table:table-cell>
          <table:table-cell office:value-type="string" table:style-name="ce5">
            <text:p>Deadpool,Colossus</text:p>
          </table:table-cell>
          <table:table-cell office:value-type="float" office:value="4" table:style-name="ce1">
            <text:p>4</text:p>
          </table:table-cell>
          <table:table-cell table:number-columns-repeated="16377"/>
        </table:table-row>
        <table:table-row table:style-name="ro3">
          <table:table-cell office:value-type="string" table:style-name="ce1">
            <text:p>Elektra</text:p>
          </table:table-cell>
          <table:table-cell office:value-type="string" table:style-name="ce1">
            <text:p>Rob Bowman</text:p>
          </table:table-cell>
          <table:table-cell office:value-type="string" table:style-name="ce1">
            <text:p>Jennifer Garner, Terence Stamp,Will Yun Lee</text:p>
          </table:table-cell>
          <table:table-cell office:value-type="float" office:value="2005" table:style-name="ce1">
            <text:p>2005</text:p>
          </table:table-cell>
          <table:table-cell office:value-type="string" table:style-name="ce5">
            <text:p>Elektra, la tueuse légendaire, a pour mission de liquider ses nouveaux voisins, Mark Miller et sa fille Abby, que poursuit la puissante et maléfique organisation "La Main". Mais impulsivement, la belle se retourne contre ses commanditaires et décide de sauver ses proies...</text:p>
          </table:table-cell>
          <table:table-cell office:value-type="string" table:style-name="ce5">
            <text:p>Elektra</text:p>
          </table:table-cell>
          <table:table-cell office:value-type="float" office:value="2" table:style-name="ce1">
            <text:p>2</text:p>
          </table:table-cell>
          <table:table-cell table:number-columns-repeated="16377"/>
        </table:table-row>
        <table:table-row table:style-name="ro3">
          <table:table-cell office:value-type="string" table:style-name="ce1">
            <text:p>Ghost Rider</text:p>
          </table:table-cell>
          <table:table-cell office:value-type="string" table:style-name="ce1">
            <text:p>Mark Steven Johnson</text:p>
          </table:table-cell>
          <table:table-cell office:value-type="string" table:style-name="ce1">
            <text:p>Nicolas Cage</text:p>
          </table:table-cell>
          <table:table-cell office:value-type="float" office:value="2007" table:style-name="ce1">
            <text:p>2007</text:p>
          </table:table-cell>
          <table:table-cell office:value-type="string" table:style-name="ce6">
            <text:p>Pour sauver son père victime d'un accident, le cascadeur Johnny Blaze a vendu son âme au diable. Mais ce marché a un prix qu'il ne tarde pas à découvrir : humain la journée, il devient le Rider la nuit, un chasseur de primes traquant les âmes échappées de l'enfer.</text:p>
            <text:p>Lorsque Roxanne est menacée, Johnny décide d'utiliser ses pouvoirs pour se retourner contre son Maître.</text:p>
          </table:table-cell>
          <table:table-cell office:value-type="string" table:style-name="ce5">
            <text:p>Ghost Rider</text:p>
          </table:table-cell>
          <table:table-cell office:value-type="float" office:value="2" table:style-name="ce1">
            <text:p>2</text:p>
          </table:table-cell>
          <table:table-cell table:number-columns-repeated="16377"/>
        </table:table-row>
        <table:table-row table:style-name="ro3">
          <table:table-cell office:value-type="string" table:style-name="ce1">
            <text:p>Ghost Rider 2</text:p>
          </table:table-cell>
          <table:table-cell office:value-type="string" table:style-name="ce1">
            <text:p>Mark Neveldine, Brian Taylor</text:p>
          </table:table-cell>
          <table:table-cell office:value-type="string" table:style-name="ce1">
            <text:p>Nicolas Cage, Ciaran Hinds</text:p>
          </table:table-cell>
          <table:table-cell office:value-type="float" office:value="2012" table:style-name="ce1">
            <text:p>2012</text:p>
          </table:table-cell>
          <table:table-cell office:value-type="string" table:style-name="ce6">
            <text:p>Danny, jeune garçon porteur d’une prophétie, suscite la convoitise de Roarke, un homme mystérieux possédant de grands pouvoirs. On fait alors appel à Johnny Blaze pour se lancer à la recherche de l’enfant en lui proposant comme récompense de le libérer de son alter ego, le Ghost Rider. Poussé par le désir de lever sa malédiction et celui de sauver le garçon, le Rider parviendra-t-il à s’affranchir de la menace de Roarke ?</text:p>
            <text:p>Titre original <text:s/>Ghost Rider: Spirit of Vengeance</text:p>
          </table:table-cell>
          <table:table-cell office:value-type="string" table:style-name="ce5">
            <text:p>Ghost Rider</text:p>
          </table:table-cell>
          <table:table-cell office:value-type="float" office:value="2" table:style-name="ce1">
            <text:p>2</text:p>
          </table:table-cell>
          <table:table-cell table:number-columns-repeated="16377"/>
        </table:table-row>
        <table:table-row table:style-name="ro3">
          <table:table-cell office:value-type="string" table:style-name="ce1">
            <text:p>Green Lantern</text:p>
          </table:table-cell>
          <table:table-cell office:value-type="string" table:style-name="ce1">
            <text:p>Martin Campbell</text:p>
          </table:table-cell>
          <table:table-cell office:value-type="string" table:style-name="ce1">
            <text:p>Ryan Reynolds, Blake Lively, Peter Sarsgaard</text:p>
          </table:table-cell>
          <table:table-cell office:value-type="float" office:value="2011" table:style-name="ce1">
            <text:p>2011</text:p>
          </table:table-cell>
          <table:table-cell office:value-type="string" table:style-name="ce6">
            <text:p>Dans un univers aussi vaste que mystérieux, une force aussi petite que puissante est en place depuis des siècles : des protecteurs de la paix et de la justice appelés Green Lantern Corps, une confrérie de guerriers qui a juré de maintenir l’ordre intergalactique, et dont chaque membre porte un anneau lui conférant des super-pouvoirs. Mais quand un ennemi du nom de Parallax menace de rompre l’équilibre entre les forces de l’univers, leur destin et celui de la Terre repose sur leur dernière recrue, le premier humain jamais choisi : Hal Jordan.</text:p>
            <text:p>Hal est un pilote d’essai talentueux et imprudent, mais les Green Lanterns ont un peu de respect pour les humains, qui n’ont jamais exploité les pouvoirs infinis de l’anneau auparavant. Hal est clairement la pièce manquante du puzzle et il possède, en plus de sa détermination et de sa volonté, une chose qu’aucun des autres membres n’a jamais eu : son humanité. Soutenu par son amour d’enfance, le pilote Carol Ferris, Hal doit rapidement maîtriser ses nouveaux pouvoirs et vaincre ses peur, pour prouver qu’il n’est pas que la clé pour vaincre Parallax… mais peut-être le plus grand Green Lantern de tous les temps.</text:p>
          </table:table-cell>
          <table:table-cell office:value-type="string" table:style-name="ce5">
            <text:p>Green Lantern</text:p>
          </table:table-cell>
          <table:table-cell office:value-type="float" office:value="3" table:style-name="ce1">
            <text:p>3</text:p>
          </table:table-cell>
          <table:table-cell table:number-columns-repeated="16377"/>
        </table:table-row>
        <table:table-row table:style-name="ro3">
          <table:table-cell office:value-type="string" table:style-name="ce1">
            <text:p>Iron Man</text:p>
          </table:table-cell>
          <table:table-cell office:value-type="string" table:style-name="ce1">
            <text:p>Jon Favreau</text:p>
          </table:table-cell>
          <table:table-cell office:value-type="string" table:style-name="ce1">
            <text:p>Robert Downey Jr., Terence Howard, Gwyneth Paltrow</text:p>
          </table:table-cell>
          <table:table-cell office:value-type="float" office:value="2008" table:style-name="ce1">
            <text:p>2008</text:p>
          </table:table-cell>
          <table:table-cell office:value-type="string" table:style-name="ce6">
            <text:p>Tony Stark, inventeur de génie, vendeur d'armes et playboy milliardaire, est kidnappé en Aghanistan. Forcé par ses ravisseurs de fabriquer une arme redoutable, il construit en secret une armure high-tech révolutionnaire qu'il utilise pour s'échapper. Comprenant la puissance de cette armure, il décide de l'améliorer et de l'utiliser pour faire régner la justice et protéger les innocents.</text:p>
          </table:table-cell>
          <table:table-cell office:value-type="string" table:style-name="ce5">
            <text:p>Iron Man</text:p>
          </table:table-cell>
          <table:table-cell office:value-type="float" office:value="4" table:style-name="ce1">
            <text:p>4</text:p>
          </table:table-cell>
          <table:table-cell table:number-columns-repeated="16377"/>
        </table:table-row>
        <table:table-row table:style-name="ro3">
          <table:table-cell office:value-type="string" table:style-name="ce1">
            <text:p>Iron Man 2</text:p>
          </table:table-cell>
          <table:table-cell office:value-type="string" table:style-name="ce1">
            <text:p>Jon Favreau</text:p>
          </table:table-cell>
          <table:table-cell office:value-type="string" table:style-name="ce1">
            <text:p>Robert Downey Jr.,Don Cheadle, Scarlett Johansson</text:p>
          </table:table-cell>
          <table:table-cell office:value-type="float" office:value="2010" table:style-name="ce1">
            <text:p>2010</text:p>
          </table:table-cell>
          <table:table-cell office:value-type="string" table:style-name="ce6">
            <text:p>Le monde sait désormais que l'inventeur milliardaire Tony Stark et le super-héros Iron Man ne font qu'un. Malgré la pression du gouvernement, de la presse et du public pour qu'il partage sa technologie avec l'armée, Tony n'est pas disposé à divulguer les secrets de son armure, redoutant que l'information atterrisse dans de mauvaises mains. Avec Pepper Potts et James "Rhodey" Rhodes à ses côtés, Tony va forger de nouvelles alliances et affronter de nouvelles forces toutes-puissantes...</text:p>
          </table:table-cell>
          <table:table-cell office:value-type="string" table:style-name="ce5">
            <text:p>Iron Man, La Veuve Noire</text:p>
          </table:table-cell>
          <table:table-cell office:value-type="float" office:value="4" table:style-name="ce1">
            <text:p>4</text:p>
          </table:table-cell>
          <table:table-cell table:number-columns-repeated="16377"/>
        </table:table-row>
        <table:table-row table:style-name="ro3">
          <table:table-cell office:value-type="string" table:style-name="ce1">
            <text:p>Iron Man 3</text:p>
          </table:table-cell>
          <table:table-cell office:value-type="string" table:style-name="ce1">
            <text:p>Shane Black</text:p>
          </table:table-cell>
          <table:table-cell office:value-type="string" table:style-name="ce1">
            <text:p>Robert Downey Jr., Don Cheadle, Gwyneth Paltrow</text:p>
          </table:table-cell>
          <table:table-cell office:value-type="float" office:value="2013" table:style-name="ce1">
            <text:p>2013</text:p>
          </table:table-cell>
          <table:table-cell office:value-type="string" table:style-name="ce6">
            <text:p>Tony Stark, l’industriel flamboyant qui est aussi Iron Man, est confronté cette fois à un ennemi qui va attaquer sur tous les fronts. Lorsque son univers personnel est détruit, Stark se lance dans une quête acharnée pour retrouver les coupables. Plus que jamais, son courage va être mis à l’épreuve, à chaque instant. Dos au mur, il ne peut plus compter que sur ses inventions, son ingéniosité, et son instinct pour protéger ses proches. Alors qu’il se jette dans la bataille, Stark va enfin découvrir la réponse à la question qui le hante secrètement depuis si longtemps : est-ce l’homme qui fait le costume ou bien le costume qui fait l’homme ?</text:p>
          </table:table-cell>
          <table:table-cell office:value-type="string" table:style-name="ce5">
            <text:p>Iron Man</text:p>
          </table:table-cell>
          <table:table-cell office:value-type="float" office:value="4" table:style-name="ce1">
            <text:p>4</text:p>
          </table:table-cell>
          <table:table-cell table:number-columns-repeated="16377"/>
        </table:table-row>
        <table:table-row table:style-name="ro3">
          <table:table-cell office:value-type="string" table:style-name="ce1">
            <text:p>Kick-Ass</text:p>
          </table:table-cell>
          <table:table-cell office:value-type="string" table:style-name="ce1">
            <text:p>Matthew Vaughn</text:p>
          </table:table-cell>
          <table:table-cell office:value-type="string" table:style-name="ce1">
            <text:p>Aaron Taylor-Johnson, Nicolas Cage</text:p>
          </table:table-cell>
          <table:table-cell office:value-type="float" office:value="2010" table:style-name="ce1">
            <text:p>2010</text:p>
          </table:table-cell>
          <table:table-cell office:value-type="string" table:style-name="ce6">
            <text:p>Dave Lizewski est un adolescent gavé de comics qui ne vit que pour ce monde de super-héros et d'incroyables aventures. Décidé à vivre son obsession jusque dans la réalité, il se choisit un nom – Kick-Ass – se fabrique lui-même un costume, et se lance dans une bataille effrénée contre le crime. Dans son délire, il n'a qu'un seul problème : Kick-Ass n'a pas le moindre superpouvoir... Le voilà pourchassé par toutes les brutes de la ville. Mais Kick-Ass s'associe bientôt à d'autres délirants copycats décidés eux aussi à faire régner la justice. Parmi eux, une enfant de 11 ans, Hit Girl et son père Big Daddy, mais aussi Red Mist. Le parrain de la mafia locale, Frank D'Amico, va leur donner l'occasion de montrer ce dont ils sont capables...</text:p>
          </table:table-cell>
          <table:table-cell office:value-type="string" table:style-name="ce5">
            <text:p>Kick-Ass</text:p>
          </table:table-cell>
          <table:table-cell office:value-type="float" office:value="4" table:style-name="ce1">
            <text:p>4</text:p>
          </table:table-cell>
          <table:table-cell table:number-columns-repeated="16377"/>
        </table:table-row>
        <table:table-row table:style-name="ro3">
          <table:table-cell office:value-type="string" table:style-name="ce1">
            <text:p>Kick-Ass 2<text:s/></text:p>
          </table:table-cell>
          <table:table-cell office:value-type="string" table:style-name="ce1">
            <text:p>Jeff Vadlow</text:p>
          </table:table-cell>
          <table:table-cell office:value-type="string" table:style-name="ce1">
            <text:p>Aaron Taylor-Johnson, Jim Carrey</text:p>
          </table:table-cell>
          <table:table-cell office:value-type="float" office:value="2013" table:style-name="ce1">
            <text:p>2013</text:p>
          </table:table-cell>
          <table:table-cell office:value-type="string" table:style-name="ce6">
            <text:p>Kick-Ass, Hit Girl et Red Mist sont de retour pour le second volet de l’irrévérencieux pastiche de film de super-héros Kick-Ass 2. L’audace insensée de Kick-Ass a inspiré une pléthore de vengeurs masqués autodidactes, le Colonel Stars &amp; Stripes en tête, auxquels notre héros va s’allier pour patrouiller les rues de la ville et assurer la sécurité générale. Mais quand Red Mist, réincarné en Mother F%&amp;*^r, décide de s’attaquer à ces super-héros amateurs, seuls les sabres acérés de Hit Girl sauront les sauver de la destruction.</text:p>
          </table:table-cell>
          <table:table-cell office:value-type="string" table:style-name="ce5">
            <text:p>Kick-Ass</text:p>
          </table:table-cell>
          <table:table-cell office:value-type="float" office:value="4" table:style-name="ce1">
            <text:p>4</text:p>
          </table:table-cell>
          <table:table-cell table:number-columns-repeated="16377"/>
        </table:table-row>
        <table:table-row table:style-name="ro3">
          <table:table-cell office:value-type="string" table:style-name="ce1">
            <text:p>Les 4 Fantastiques</text:p>
          </table:table-cell>
          <table:table-cell office:value-type="string" table:style-name="ce1">
            <text:p>Tim Story</text:p>
          </table:table-cell>
          <table:table-cell office:value-type="string" table:style-name="ce1">
            <text:p>Ioan Gruffudd, Jessica Alba, Michael Chiklis</text:p>
          </table:table-cell>
          <table:table-cell office:value-type="float" office:value="2005" table:style-name="ce1">
            <text:p>2005</text:p>
          </table:table-cell>
          <table:table-cell office:value-type="string" table:style-name="ce6">
            <text:p>Reed Richards s'apprête à explorer le cœur du cosmos pour percer les mystères de nos origines. A ses côtés : l'astronaute Ben Grimm, son ex-compagne Sue Storm et le pilote casse-cou Jimmy Storm.</text:p>
            <text:p>Au cours de leur mission, la station spatiale s'engouffre dans un nuage de particules radioactives. Les codes génétiques des quatre astronautes en sont altérés à jamais...</text:p>
          </table:table-cell>
          <table:table-cell office:value-type="string" table:style-name="ce5">
            <text:p>Les 4 fantastiques</text:p>
          </table:table-cell>
          <table:table-cell office:value-type="float" office:value="3" table:style-name="ce1">
            <text:p>3</text:p>
          </table:table-cell>
          <table:table-cell table:number-columns-repeated="16377"/>
        </table:table-row>
        <table:table-row table:style-name="ro3">
          <table:table-cell office:value-type="string" table:style-name="ce1">
            <text:p>Les 4 Fantastiques</text:p>
          </table:table-cell>
          <table:table-cell office:value-type="string" table:style-name="ce1">
            <text:p>Josh Trank</text:p>
          </table:table-cell>
          <table:table-cell office:value-type="string" table:style-name="ce1">
            <text:p>Milles Teller, Kate Mara, Michael B. Jordan</text:p>
          </table:table-cell>
          <table:table-cell office:value-type="float" office:value="2015" table:style-name="ce1">
            <text:p>2015</text:p>
          </table:table-cell>
          <table:table-cell office:value-type="string" table:style-name="ce6">
            <text:p>Adaptation moderne et résolument nouvelle de la plus ancienne équipe de super-héros Marvel, le film se concentre sur quatre jeunes génies qui se retrouvent projetés dans un univers alternatif et dangereux, qui modifie leurs formes physiques mais aussi leurs vies de façon radicale. Ils devront apprendre à maîtriser leurs nouvelles capacités et à travailler ensemble pour sauver la Terre d’un ancien allié devenu leur ennemi.</text:p>
          </table:table-cell>
          <table:table-cell office:value-type="string" table:style-name="ce1">
            <text:p>Les 4 fantastiques</text:p>
          </table:table-cell>
          <table:table-cell office:value-type="float" office:value="2" table:style-name="ce1">
            <text:p>2</text:p>
          </table:table-cell>
          <table:table-cell table:number-columns-repeated="16377"/>
        </table:table-row>
        <table:table-row table:style-name="ro3">
          <table:table-cell office:value-type="string" table:style-name="ce1">
            <text:p>Les 4 Fantastiques et Le Surfeur d'Argent</text:p>
          </table:table-cell>
          <table:table-cell office:value-type="string" table:style-name="ce1">
            <text:p>Tim Story</text:p>
          </table:table-cell>
          <table:table-cell office:value-type="string" table:style-name="ce1">
            <text:p>Ioan Gruffudd, Jessica Alba, Michael Chiklis</text:p>
          </table:table-cell>
          <table:table-cell office:value-type="float" office:value="2007" table:style-name="ce1">
            <text:p>2007</text:p>
          </table:table-cell>
          <table:table-cell office:value-type="string" table:style-name="ce6">
            <text:p>Alors que le mariage de Mr Fantastic et de la Femme Invisible s'annonce comme l'événement de l'année, un mystérieux Surfer d'Argent surgit de l'espace et provoque d'étranges phénomènes sur la Terre.</text:p>
            <text:p>Rapidement, les 4 Fantastiques vont découvrir le dessein secret de cet être aux pouvoirs surprenants et la menace qu'il fait peser sur notre planète, mais ils vont aussi voir ressurgir leur ennemi juré...<text:s/></text:p>
            <text:p>Face au danger, amis et ennemis vont devoir unir leurs forces comme jamais...</text:p>
          </table:table-cell>
          <table:table-cell office:value-type="string" table:style-name="ce1">
            <text:p>Les 4 fantastiques</text:p>
          </table:table-cell>
          <table:table-cell office:value-type="float" office:value="2" table:style-name="ce1">
            <text:p>2</text:p>
          </table:table-cell>
          <table:table-cell table:number-columns-repeated="16377"/>
        </table:table-row>
        <table:table-row table:style-name="ro3">
          <table:table-cell office:value-type="string" table:style-name="ce1">
            <text:p>Les Gardiens de la Galaxie</text:p>
          </table:table-cell>
          <table:table-cell office:value-type="string" table:style-name="ce1">
            <text:p>James Gunn (II)</text:p>
          </table:table-cell>
          <table:table-cell office:value-type="string" table:style-name="ce1">
            <text:p>Chris Pratt, Zoe Saldana, Dave Bautista</text:p>
          </table:table-cell>
          <table:table-cell office:value-type="float" office:value="2014" table:style-name="ce1">
            <text:p>2014</text:p>
          </table:table-cell>
          <table:table-cell office:value-type="string" table:style-name="ce6">
            <text:p>Peter Quill est un aventurier traqué par tous les chasseurs de primes pour avoir volé un mystérieux globe convoité par le puissant Ronan, dont les agissements menacent l’univers tout entier. Lorsqu’il découvre le véritable pouvoir de ce globe et la menace qui pèse sur la galaxie, il conclut une alliance fragile avec quatre aliens disparates : Rocket, un raton laveur fin tireur, Groot, un humanoïde semblable à un arbre, l’énigmatique et mortelle Gamora, et Drax le Destructeur, qui ne rêve que de vengeance. En les ralliant à sa cause, il les convainc de livrer un ultime combat aussi désespéré soit-il pour sauver ce qui peut encore l’être …</text:p>
          </table:table-cell>
          <table:table-cell office:value-type="string" table:style-name="ce1">
            <text:p>Les Gardiens de la Galaxie</text:p>
          </table:table-cell>
          <table:table-cell office:value-type="float" office:value="4" table:style-name="ce1">
            <text:p>4</text:p>
          </table:table-cell>
          <table:table-cell table:number-columns-repeated="16377"/>
        </table:table-row>
        <table:table-row table:style-name="ro3">
          <table:table-cell office:value-type="string" table:style-name="ce1">
            <text:p>L'Homme Araignée</text:p>
          </table:table-cell>
          <table:table-cell office:value-type="string" table:style-name="ce1">
            <text:p>E. W. Swackhamer, Don McDougall</text:p>
          </table:table-cell>
          <table:table-cell office:value-type="string" table:style-name="ce1">
            <text:p>Nicholas Hammond, Lisa Eilbacher</text:p>
          </table:table-cell>
          <table:table-cell office:value-type="float" office:value="1978" table:style-name="ce1">
            <text:p>1978</text:p>
          </table:table-cell>
          <table:table-cell office:value-type="string" table:style-name="ce6">
            <text:p>Un étudiant en sciences naturelles se fait piquer par une araignée radioactive. Il est investi du pouvoir des araignées qu'il met au service du bien.</text:p>
          </table:table-cell>
          <table:table-cell office:value-type="string" table:style-name="ce1">
            <text:p>Spiderman</text:p>
          </table:table-cell>
          <table:table-cell office:value-type="float" office:value="3" table:style-name="ce1">
            <text:p>3</text:p>
          </table:table-cell>
          <table:table-cell table:number-columns-repeated="16377"/>
        </table:table-row>
        <table:table-row table:style-name="ro3">
          <table:table-cell office:value-type="string" table:style-name="ce1">
            <text:p>L'incroyable Hulk</text:p>
          </table:table-cell>
          <table:table-cell office:value-type="string" table:style-name="ce1">
            <text:p>Louis Leterrier</text:p>
          </table:table-cell>
          <table:table-cell office:value-type="string" table:style-name="ce1">
            <text:p>Edward Norton, Liv Tyler, Tim Roth</text:p>
          </table:table-cell>
          <table:table-cell office:value-type="float" office:value="2008" table:style-name="ce1">
            <text:p>2008</text:p>
          </table:table-cell>
          <table:table-cell office:value-type="string" table:style-name="ce6">
            <text:p>Le scientifique Bruce Banner cherche désespérément un antidote aux radiations gamma qui ont créé Hulk. Il vit dans l'ombre, toujours amoureux de la belle Betty Ross et parcourt la planète à la recherche d'un remède.</text:p>
            <text:p>La force destructrice de Hulk attire le Général Thunderbolt Ross et son bras droit Blonsky qui rêvent de l'utiliser à des fins militaires. Ils tentent de développer un sérum pour créer des soldats surpuissants.</text:p>
            <text:p>De retour aux Etats-Unis, Bruce Banner se découvre un nouvel ennemi. Après avoir essayé le sérum expérimental, Blonsky est devenu L'Abomination, un monstre incontrôlable dont la force pure est même supérieure à celle de Hulk. Devenu fou, il s'est transformé en plein coeur de New York.</text:p>
            <text:p>Pour sauver la ville de la destruction totale, Bruce Banner va devoir faire appel au monstre qui sommeille en lui...</text:p>
          </table:table-cell>
          <table:table-cell office:value-type="string" table:style-name="ce1">
            <text:p>Hulk</text:p>
          </table:table-cell>
          <table:table-cell office:value-type="float" office:value="3" table:style-name="ce1">
            <text:p>3</text:p>
          </table:table-cell>
          <table:table-cell table:number-columns-repeated="16377"/>
        </table:table-row>
        <table:table-row table:style-name="ro3">
          <table:table-cell office:value-type="string" table:style-name="ce1">
            <text:p>Man of Steel</text:p>
          </table:table-cell>
          <table:table-cell office:value-type="string" table:style-name="ce1">
            <text:p>Zack Snyder</text:p>
          </table:table-cell>
          <table:table-cell office:value-type="string" table:style-name="ce1">
            <text:p>Henry Cavil, Amy Adams</text:p>
          </table:table-cell>
          <table:table-cell office:value-type="float" office:value="2013" table:style-name="ce1">
            <text:p>2013</text:p>
          </table:table-cell>
          <table:table-cell office:value-type="string" table:style-name="ce6">
            <text:p>Un petit garçon découvre qu'il possède des pouvoirs surnaturels et qu'il n'est pas né sur Terre. Plus tard, il s'engage dans un périple afin de comprendre d'où il vient et pourquoi il a été envoyé sur notre planète. Mais il devra devenir un héros s'il veut sauver le monde de la destruction totale et incarner l'espoir pour toute l'humanité.</text:p>
          </table:table-cell>
          <table:table-cell office:value-type="string" table:style-name="ce1">
            <text:p>Superman</text:p>
          </table:table-cell>
          <table:table-cell office:value-type="float" office:value="4" table:style-name="ce1">
            <text:p>4</text:p>
          </table:table-cell>
          <table:table-cell table:number-columns-repeated="16377"/>
        </table:table-row>
        <table:table-row table:style-name="ro3">
          <table:table-cell office:value-type="string" table:style-name="ce1">
            <text:p>SpiderMan</text:p>
          </table:table-cell>
          <table:table-cell office:value-type="string" table:style-name="ce1">
            <text:p>Sam Raimi</text:p>
          </table:table-cell>
          <table:table-cell office:value-type="string" table:style-name="ce1">
            <text:p>Tobey Maguire, Willem Dafoe, Kirsten Dunst</text:p>
          </table:table-cell>
          <table:table-cell office:value-type="float" office:value="2002" table:style-name="ce1">
            <text:p>2002</text:p>
          </table:table-cell>
          <table:table-cell office:value-type="string" table:style-name="ce6">
            <text:p>Orphelin, Peter Parker est élevé par sa tante May et son oncle Ben dans le quartier Queens de New York. Tout en poursuivant ses études à l'université, il trouve un emploi de photographe au journal Daily Bugle. Il partage son appartement avec Harry Osborn, son meilleur ami, et rêve de séduire la belle Mary Jane.</text:p>
            <text:p>Cependant, après avoir été mordu par une araignée génétiquement modifiée, Peter voit son agilité et sa force s'accroître et se découvre des pouvoirs surnaturels. Devenu Spider-Man, il décide d'utiliser ses nouvelles capacités au service du bien.</text:p>
            <text:p>Au même moment, le père de Harry, le richissime industriel Norman Osborn, est victime d'un accident chimique qui a démesurément augmenté ses facultés intellectuelles et sa force, mais l'a rendu fou. Il est devenu le Bouffon Vert, une créature démoniaque qui menace la ville. Entre lui et Spider-Man, une lutte sans merci s'engage.</text:p>
          </table:table-cell>
          <table:table-cell office:value-type="string" table:style-name="ce1">
            <text:p>Spiderman</text:p>
          </table:table-cell>
          <table:table-cell office:value-type="float" office:value="4" table:style-name="ce1">
            <text:p>4</text:p>
          </table:table-cell>
          <table:table-cell table:number-columns-repeated="16377"/>
        </table:table-row>
        <table:table-row table:style-name="ro3">
          <table:table-cell office:value-type="string" table:style-name="ce1">
            <text:p>SpiderMan 2</text:p>
          </table:table-cell>
          <table:table-cell office:value-type="string" table:style-name="ce1">
            <text:p>Sam Raimi</text:p>
          </table:table-cell>
          <table:table-cell office:value-type="string" table:style-name="ce1">
            <text:p>Tobey Maguire, Alfred Molina, Kirsten Dunst</text:p>
          </table:table-cell>
          <table:table-cell office:value-type="float" office:value="2004" table:style-name="ce1">
            <text:p>2004</text:p>
          </table:table-cell>
          <table:table-cell office:value-type="string" table:style-name="ce6">
            <text:p>Ecartelé entre son identité secrète de Spider-Man et sa vie d'étudiant, Peter Parker n'a pas réussi à garder celle qu'il aime, Mary Jane, qui est aujourd'hui comédienne et fréquente quelqu'un d'autre. Guidé par son seul sens du devoir, Peter vit désormais chacun de ses pouvoirs à la fois comme un don et comme une malédiction.</text:p>
            <text:p>Par ailleurs, l'amitié entre Peter et Harry Osborn est elle aussi menacée. Harry rêve plus que jamais de se venger de Spider-Man, qu'il juge responsable de la mort de son père.</text:p>
            <text:p>La vie de Peter se complique encore lorsque surgit un nouvel ennemi : le redoutable Dr Otto Octavius. Cerné par les choix et les épreuves qui engagent aussi bien sa vie intime que l'avenir du monde, Peter doit affronter son destin et faire appel à tous ses pouvoirs afin de se battre sur tous les fronts...</text:p>
          </table:table-cell>
          <table:table-cell office:value-type="string" table:style-name="ce1">
            <text:p>Spiderman</text:p>
          </table:table-cell>
          <table:table-cell office:value-type="float" office:value="4" table:style-name="ce1">
            <text:p>4</text:p>
          </table:table-cell>
          <table:table-cell table:number-columns-repeated="16377"/>
        </table:table-row>
        <table:table-row table:style-name="ro3">
          <table:table-cell office:value-type="string" table:style-name="ce1">
            <text:p>SpiderMan 3</text:p>
          </table:table-cell>
          <table:table-cell office:value-type="string" table:style-name="ce1">
            <text:p>Sam Raimi</text:p>
          </table:table-cell>
          <table:table-cell office:value-type="string" table:style-name="ce1">
            <text:p>Tobey Maguire, Kirsten Dunst, James Franco</text:p>
          </table:table-cell>
          <table:table-cell office:value-type="float" office:value="2007" table:style-name="ce1">
            <text:p>2007</text:p>
          </table:table-cell>
          <table:table-cell office:value-type="string" table:style-name="ce6">
            <text:p>Peter Parker a enfin réussi à concilier son amour pour Mary-Jane et ses devoirs de super-héros. Mais l'horizon s'obscurcit. La brutale mutation de son costume, qui devient noir, décuple ses pouvoirs et transforme également sa personnalité pour laisser ressortir l'aspect sombre et vengeur que Peter s'efforce de contrôler.</text:p>
            <text:p>Sous l'influence de son costume, Peter devient trop sûr de lui et commence à négliger ses proches. Contraint de choisir entre le pouvoir si séduisant de ce nouveau costume et la compassion qui le caractérisait avant, Peter va faire face à ses démons lorsqu'il affrontera deux des pires méchants de l'histoire, l'Homme-sable et Vénom, dont l'extraordinaire puissance et la soif de vengeance menacent Peter et tous ceux qui lui sont chers.</text:p>
          </table:table-cell>
          <table:table-cell office:value-type="string" table:style-name="ce1">
            <text:p>Spiderman</text:p>
          </table:table-cell>
          <table:table-cell office:value-type="float" office:value="4" table:style-name="ce1">
            <text:p>4</text:p>
          </table:table-cell>
          <table:table-cell table:number-columns-repeated="16377"/>
        </table:table-row>
        <table:table-row table:style-name="ro3">
          <table:table-cell office:value-type="string" table:style-name="ce1">
            <text:p>Supergirl</text:p>
          </table:table-cell>
          <table:table-cell office:value-type="string" table:style-name="ce1">
            <text:p>Jeannot Szwarc</text:p>
          </table:table-cell>
          <table:table-cell office:value-type="string" table:style-name="ce1">
            <text:p>Faye Dunaway, Helen Slater</text:p>
          </table:table-cell>
          <table:table-cell office:value-type="float" office:value="2007" table:style-name="ce1">
            <text:p>2007</text:p>
          </table:table-cell>
          <table:table-cell office:value-type="string" table:style-name="ce6">
            <text:p>Un jeune homme est ensorcelé par la sorcière Selena pour qu'il tombe amoureux d'elle au premier regard. Mlheureusement, la première femme sur qui il pose les yeux est Supergirl. Arrivée accidentellement sur Terre, cette "cousine" de Superman, déclenche la fureur de la sorcière...</text:p>
          </table:table-cell>
          <table:table-cell office:value-type="string" table:style-name="ce1">
            <text:p>Supergirl</text:p>
          </table:table-cell>
          <table:table-cell office:value-type="float" office:value="2" table:style-name="ce1">
            <text:p>2</text:p>
          </table:table-cell>
          <table:table-cell table:number-columns-repeated="16377"/>
        </table:table-row>
        <table:table-row table:style-name="ro3">
          <table:table-cell office:value-type="string" table:style-name="ce1">
            <text:p>Superman 2</text:p>
          </table:table-cell>
          <table:table-cell table:number-columns-repeated="16383" table:style-name="ce1"/>
        </table:table-row>
        <table:table-row table:style-name="ro3">
          <table:table-cell office:value-type="string" table:style-name="ce1">
            <text:p>Superman 3</text:p>
          </table:table-cell>
          <table:table-cell table:number-columns-repeated="16383" table:style-name="ce1"/>
        </table:table-row>
        <table:table-row table:style-name="ro3">
          <table:table-cell office:value-type="string" table:style-name="ce1">
            <text:p>The Amazing Spiderman</text:p>
          </table:table-cell>
          <table:table-cell table:number-columns-repeated="16383" table:style-name="ce1"/>
        </table:table-row>
        <table:table-row table:style-name="ro3">
          <table:table-cell office:value-type="string" table:style-name="ce1">
            <text:p>The Amazing Spiderman 2</text:p>
          </table:table-cell>
          <table:table-cell table:number-columns-repeated="16383" table:style-name="ce1"/>
        </table:table-row>
        <table:table-row table:style-name="ro3">
          <table:table-cell office:value-type="string" table:style-name="ce1">
            <text:p>The Dark Knight</text:p>
          </table:table-cell>
          <table:table-cell table:number-columns-repeated="16383" table:style-name="ce1"/>
        </table:table-row>
        <table:table-row table:style-name="ro3">
          <table:table-cell office:value-type="string" table:style-name="ce1">
            <text:p>The Dark Knight Rises</text:p>
          </table:table-cell>
          <table:table-cell table:number-columns-repeated="16383" table:style-name="ce1"/>
        </table:table-row>
        <table:table-row table:style-name="ro3">
          <table:table-cell office:value-type="string" table:style-name="ce1">
            <text:p>Thor</text:p>
          </table:table-cell>
          <table:table-cell table:number-columns-repeated="16383" table:style-name="ce1"/>
        </table:table-row>
        <table:table-row table:style-name="ro3">
          <table:table-cell office:value-type="string" table:style-name="ce1">
            <text:p>Thor 2</text:p>
          </table:table-cell>
          <table:table-cell table:number-columns-repeated="16383" table:style-name="ce1"/>
        </table:table-row>
        <table:table-row table:style-name="ro3">
          <table:table-cell office:value-type="string" table:style-name="ce1">
            <text:p>Wolverine : Le Combat de L'immortel</text:p>
          </table:table-cell>
          <table:table-cell table:number-columns-repeated="16383" table:style-name="ce1"/>
        </table:table-row>
        <table:table-row table:style-name="ro3">
          <table:table-cell office:value-type="string" table:style-name="ce1">
            <text:p>X-Men<text:s/></text:p>
          </table:table-cell>
          <table:table-cell table:number-columns-repeated="16383" table:style-name="ce1"/>
        </table:table-row>
        <table:table-row table:style-name="ro3">
          <table:table-cell office:value-type="string" table:style-name="ce1">
            <text:p>X-Men : Days of Future Past</text:p>
          </table:table-cell>
          <table:table-cell table:number-columns-repeated="16383" table:style-name="ce1"/>
        </table:table-row>
        <table:table-row table:style-name="ro3">
          <table:table-cell office:value-type="string" table:style-name="ce1">
            <text:p>X-Men : Le Commencement<text:s/></text:p>
          </table:table-cell>
          <table:table-cell table:number-columns-repeated="16383"/>
        </table:table-row>
        <table:table-row table:style-name="ro3">
          <table:table-cell office:value-type="string" table:style-name="ce1">
            <text:p>X-Men 2</text:p>
          </table:table-cell>
          <table:table-cell table:number-columns-repeated="16383"/>
        </table:table-row>
        <table:table-row table:style-name="ro3">
          <table:table-cell office:value-type="string" table:style-name="ce1">
            <text:p>X-Men 3</text:p>
          </table:table-cell>
          <table:table-cell table:number-columns-repeated="16383"/>
        </table:table-row>
        <table:table-row table:style-name="ro3">
          <table:table-cell office:value-type="string" table:style-name="ce1">
            <text:p>X-Men Apocalypse</text:p>
          </table:table-cell>
          <table:table-cell table:number-columns-repeated="16383"/>
        </table:table-row>
        <table:table-row table:style-name="ro3">
          <table:table-cell office:value-type="string" table:style-name="ce1">
            <text:p>X-Men Origins : Wolverine</text:p>
          </table:table-cell>
          <table:table-cell table:number-columns-repeated="16383"/>
        </table:table-row>
        <table:table-row table:number-rows-repeated="1048523"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number:currency-style style:name="N36P0" number:language="fr" number:country="FR">
      <number:number number:decimal-places="2" number:min-integer-digits="1" number:grouping="true"/>
      <number:text> </number:text>
      <number:currency-symbol number:language="fr" number:country="FR">€</number:currency-symbol>
    </number:currency-style>
    <number:currency-style style:name="N36" number:language="fr" number:country="FR">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36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Lien_32_hypertexte" style:display-name="Lien hypertexte" style:family="table-cell" style:data-style-name="N0">
      <style:table-cell-properties style:vertical-align="automatic" fo:background-color="transparent"/>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7426</meta:generator>
    <meta:initial-creator>Baptiste Béghin</meta:initial-creator>
    <dc:creator>Baptiste Béghin</dc:creator>
    <meta:creation-date>2016-10-10T12:19:06Z</meta:creation-date>
    <dc:date>2016-12-22T18:14:33Z</dc:date>
    <meta:editing-cycles>1</meta:editing-cycles>
    <meta:editing-duration>PT343S</meta:editing-duration>
  </office:meta>
</office:document-meta>
</file>